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92.8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kydiv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kydive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subjGrp</text:p>
          </table:table-cell>
          <table:table-cell table:style-name="ce1" office:value-type="string" calcext:value-type="string">
            <text:p>time</text:p>
          </table:table-cell>
          <table:table-cell table:style-name="ce1"/>
          <table:table-cell table:number-columns-repeated="1021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3.78" calcext:value-type="float">
            <text:p>73.78</text:p>
          </table:table-cell>
          <table:table-cell table:number-columns-repeated="4"/>
          <table:table-cell table:style-name="ce1" office:value-type="string" calcext:value-type="string">
            <text:p>Ho= The heart rates stay the same throughout the jump.</text:p>
          </table:table-cell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9.6" calcext:value-type="float">
            <text:p>79.6</text:p>
          </table:table-cell>
          <table:table-cell table:number-columns-repeated="4"/>
          <table:table-cell table:style-name="ce1" office:value-type="string" calcext:value-type="string">
            <text:p>Ha= The heart rates change from the beginning to the end of the jump.</text:p>
          </table:table-cell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1.37" calcext:value-type="float">
            <text:p>81.37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5.46" calcext:value-type="float">
            <text:p>85.46</text:p>
          </table:table-cell>
          <table:table-cell table:number-columns-repeated="4"/>
          <table:table-cell table:style-name="ce1" office:value-type="string" calcext:value-type="string">
            <text:p>Dependent t-test</text:p>
          </table:table-cell>
          <table:table-cell table:number-columns-repeated="101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5.03" calcext:value-type="float">
            <text:p>85.03</text:p>
          </table:table-cell>
          <table:table-cell table:number-columns-repeated="4"/>
          <table:table-cell table:style-name="ce1" office:value-type="string" calcext:value-type="string">
            <text:p>p value</text:p>
          </table:table-cell>
          <table:table-cell table:style-name="ce2" table:formula="of:=COM.MICROSOFT.T.TEST([.C2:.C12];[.C13:.C23];2;1)" office:value-type="float" office:value="0.006264733601" calcext:value-type="float">
            <text:p>0.006264733601</text:p>
          </table:table-cell>
          <table:table-cell table:style-name="ce1" office:value-type="string" calcext:value-type="string">
            <text:p>p &lt; 0.05 α</text:p>
          </table:table-cell>
          <table:table-cell table:number-columns-repeated="101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7.81" calcext:value-type="float">
            <text:p>67.81</text:p>
          </table:table-cell>
          <table:table-cell table:number-columns-repeated="4"/>
          <table:table-cell table:style-name="ce1" office:value-type="string" calcext:value-type="string">
            <text:p>Time 1 mean</text:p>
          </table:table-cell>
          <table:table-cell table:formula="of:=AVERAGE([.C2:.C12])" office:value-type="float" office:value="76.91" calcext:value-type="float">
            <text:p>76.91</text:p>
          </table:table-cell>
          <table:table-cell table:number-columns-repeated="101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4.79" calcext:value-type="float">
            <text:p>64.79</text:p>
          </table:table-cell>
          <table:table-cell table:number-columns-repeated="4"/>
          <table:table-cell table:style-name="ce1" office:value-type="string" calcext:value-type="string">
            <text:p>Time 5 mean</text:p>
          </table:table-cell>
          <table:table-cell table:formula="of:=AVERAGE([.C13:.C23])" office:value-type="float" office:value="86.18" calcext:value-type="float">
            <text:p>86.18</text:p>
          </table:table-cell>
          <table:table-cell table:number-columns-repeated="101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4.82" calcext:value-type="float">
            <text:p>84.82</text:p>
          </table:table-cell>
          <table:table-cell table:number-columns-repeated="4"/>
          <table:table-cell table:style-name="ce1" office:value-type="string" calcext:value-type="string">
            <text:p>D bar</text:p>
          </table:table-cell>
          <table:table-cell table:formula="of:=([.I8]-[.I7])" office:value-type="float" office:value="9.27" calcext:value-type="float">
            <text:p>9.27</text:p>
          </table:table-cell>
          <table:table-cell table:number-columns-repeated="101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8.31" calcext:value-type="float">
            <text:p>78.31</text:p>
          </table:table-cell>
          <table:table-cell table:number-columns-repeated="4"/>
          <table:table-cell table:style-name="ce1" office:value-type="string" calcext:value-type="string">
            <text:p>Standard deviation</text:p>
          </table:table-cell>
          <table:table-cell table:formula="of:=COM.MICROSOFT.STDEV.S([.C2:.C23])" office:value-type="float" office:value="8.606717061" calcext:value-type="float">
            <text:p>8.606717061</text:p>
          </table:table-cell>
          <table:table-cell table:number-columns-repeated="101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8.13" calcext:value-type="float">
            <text:p>68.13</text:p>
          </table:table-cell>
          <table:table-cell table:number-columns-repeated="4"/>
          <table:table-cell table:style-name="ce1" office:value-type="string" calcext:value-type="string">
            <text:p>s bar</text:p>
          </table:table-cell>
          <table:table-cell table:formula="of:=([.I10]/SQRT(22))" office:value-type="float" office:value="1.834958243" calcext:value-type="float">
            <text:p>1.834958243</text:p>
          </table:table-cell>
          <table:table-cell table:number-columns-repeated="101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6.91" calcext:value-type="float">
            <text:p>76.91</text:p>
          </table:table-cell>
          <table:table-cell table:number-columns-repeated="4"/>
          <table:table-cell table:style-name="ce1" office:value-type="string" calcext:value-type="string">
            <text:p>t value</text:p>
          </table:table-cell>
          <table:table-cell table:formula="of:=([.I9]/[.I11])" office:value-type="float" office:value="5.051886077" calcext:value-type="float">
            <text:p>5.051886077</text:p>
          </table:table-cell>
          <table:table-cell table:number-columns-repeated="10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1.47" calcext:value-type="float">
            <text:p>91.47</text:p>
          </table:table-cell>
          <table:table-cell table:number-columns-repeated="4"/>
          <table:table-cell table:style-name="ce1" office:value-type="string" calcext:value-type="string">
            <text:p>degree of freedom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9.23" calcext:value-type="float">
            <text:p>89.23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3.32" calcext:value-type="float">
            <text:p>93.32</text:p>
          </table:table-cell>
          <table:table-cell table:number-columns-repeated="4"/>
          <table:table-cell table:style-name="ce1" office:value-type="string" calcext:value-type="string">
            <text:p>Reject the null hypothesis and accept the alternative.</text:p>
          </table:table-cell>
          <table:table-cell table:number-columns-repeated="10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9.59" calcext:value-type="float">
            <text:p>89.59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77.07" calcext:value-type="float">
            <text:p>77.07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0.56" calcext:value-type="float">
            <text:p>90.56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9.37" calcext:value-type="float">
            <text:p>79.37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4.2" calcext:value-type="float">
            <text:p>84.2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5.09" calcext:value-type="float">
            <text:p>95.09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1.9" calcext:value-type="float">
            <text:p>71.9</text:p>
          </table:table-cell>
          <table:table-cell table:number-columns-repeated="102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6.18" calcext:value-type="float">
            <text:p>86.18</text:p>
          </table:table-cell>
          <table:table-cell table:number-columns-repeated="1021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kydive" style:display-name="PageStyle_skydiv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9" meta:object-count="0"/>
    <meta:generator>LibreOfficeDev/6.0.5.2$Linux_X86_64 LibreOffice_project/</meta:generator>
  </office:meta>
</office:document-meta>
</file>